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59cm" fo:break-before="auto" style:use-optimal-row-height="true"/>
    </style:style>
    <style:style style:name="ro4" style:family="table-row">
      <style:table-row-properties style:row-height="0.573cm" fo:break-before="auto" style:use-optimal-row-height="true"/>
    </style:style>
    <style:style style:name="ro5" style:family="table-row">
      <style:table-row-properties style:row-height="0.741cm" fo:break-before="auto" style:use-optimal-row-height="false"/>
    </style:style>
    <style:style style:name="ro8" style:family="table-row">
      <style:table-row-properties style:row-height="0.453cm" fo:break-before="auto" style:use-optimal-row-height="false"/>
    </style:style>
    <style:style style:name="ro9" style:family="table-row">
      <style:table-row-properties style:row-height="2.039cm" fo:break-before="auto" style:use-optimal-row-height="true"/>
    </style:style>
    <style:style style:name="ro10" style:family="table-row">
      <style:table-row-properties style:row-height="1.104cm" fo:break-before="auto" style:use-optimal-row-height="true"/>
    </style:style>
    <style:style style:name="ro11" style:family="table-row">
      <style:table-row-properties style:row-height="2.5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25">
            <text:p>25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5" office:value-type="float" office:value="4">
            <text:p>4</text:p>
          </table:table-cell>
          <table:table-cell table:style-name="ce10" office:value-type="string">
            <text:p>2023-04-14_07-29-50_000.jpg</text:p>
          </table:table-cell>
          <table:table-cell table:style-name="ce26" office:value-type="string">
            <text:p>:m :PHOTO 起きた時刻 / 2023</text:p>
          </table:table-cell>
          <table:table-cell table:style-name="ce28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:m :PHOTO 起きた時刻 / 2023">
            <text:p>:m :PHOTO 起きた時刻 / 2023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3">
            <text:p>3</text:p>
          </table:table-cell>
          <table:table-cell table:style-name="ce17" office:value-type="string">
            <text:p>2023-04-14_02-12-13_000.jpg</text:p>
          </table:table-cell>
          <table:table-cell table:style-name="ce26" office:value-type="string">
            <text:p>:m :PHOTO 寝た時刻 / 2023 / オナニー、未了、duration=15m時間ぐらい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:m :PHOTO 寝た時刻 / 2023 / オナニー、未了、duration=15m時間ぐらい,other=~">
            <text:p>:m :PHOTO 寝た時刻 / 2023 / オナニー、未了、duration=15m時間ぐらい,other=~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1">
            <text:p>1</text:p>
          </table:table-cell>
          <table:table-cell table:style-name="ce17" office:value-type="string">
            <text:p>2023-04-13_20-59-32_000.jpg</text:p>
          </table:table-cell>
          <table:table-cell table:style-name="ce26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m 食べた物 ">
            <text:p>:m 食べた物 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11">
            <text:p>11</text:p>
          </table:table-cell>
          <table:table-cell table:style-name="ce17" office:value-type="string">
            <text:p>2023-04-14_13-20-54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m 食べた物 ">
            <text:p>:m 食べた物 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2">
            <text:p>2</text:p>
          </table:table-cell>
          <table:table-cell table:style-name="ce17" office:value-type="string">
            <text:p>2023-04-14_00-43-38_000.jpg</text:p>
          </table:table-cell>
          <table:table-cell table:style-name="ce26" office:value-type="string">
            <text:p>:PHOTO 記録 / 経過記録；作ったもの / food=焼酎漬け / material=レモン：１０（単位：スプーン）；ニンニク（２）：１０；生姜（２）：１０；スペアミント：６；ローズマリー：１０；ディル：１０,liquor=麦焼酎：??ml,time=~,container=silver-cap-small / type=~,other=作り置きする：混合。,occasion=経過観察。,id=2023-04-13_00-59-14_000.jpg</text:p>
          </table:table-cell>
          <table:table-cell table:style-name="ce28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PHOTO 記録 / 経過記録；作ったもの / food=焼酎漬け / material=レモン：１０（単位：スプーン）；ニンニク（２）：１０；生姜（２）：１０；スペアミント：６；ローズマリー：１０；ディル：１０,liquor=麦焼酎：??ml,time=~,container=silver-cap-small / type=~,other=作り置きする：混合。,occasion=経過観察。,id=2023-04-13_00-59-14_000.jpg">
            <text:p>:PHOTO 記録 / 経過記録；作ったもの / food=焼酎漬け / material=レモン：１０（単位：スプーン）；ニンニク（２）：１０；生姜（２）：１０；スペアミント：６；ローズマリー：１０；ディル：１０,liquor=麦焼酎：??ml,time=~,container=silver-cap-small / type=~,other=作り置きする：混合。,occasion=経過観察。,id=2023-04-13_00-59-14_000.jpg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5">
            <text:p>5</text:p>
          </table:table-cell>
          <table:table-cell table:style-name="ce10" office:value-type="string">
            <text:p>2023-04-14_07-49-47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14">
            <text:p>14</text:p>
          </table:table-cell>
          <table:table-cell table:style-name="ce18" office:value-type="string">
            <text:p>2023-04-14_16-38-14_000.jpg</text:p>
          </table:table-cell>
          <table:table-cell table:style-name="ce26" office:value-type="string">
            <text:p>JVEMV6 52#2 / 52. 自然観察 / 2. grass / field_photos / 雑草、草本、花 / @自宅：東側 / target=~,occation=~,other=for:sketch</text:p>
          </table:table-cell>
          <table:table-cell table:style-name="ce27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JVEMV6 52#2 / 52. 自然観察 / 2. grass / field_photos / 雑草、草本、花 / @自宅：東側 / target=~,occation=~,other=for:sketch">
            <text:p>JVEMV6 52#2 / 52. 自然観察 / 2. grass / field_photos / 雑草、草本、花 / @自宅：東側 / target=~,occation=~,other=for:sketch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8" office:value-type="float" office:value="15">
            <text:p>15</text:p>
          </table:table-cell>
          <table:table-cell table:style-name="ce17" office:value-type="string">
            <text:p>2023-04-14_16-38-20_000.jpg</text:p>
          </table:table-cell>
          <table:table-cell table:style-name="ce26" office:value-type="string">
            <text:p>JVEMV6 52#2 / 52. 自然観察 / 2. grass / field_photos / 雑草、草本、花 / @自宅：東側 / target=~,occation=~,other=for:sketch</text:p>
          </table:table-cell>
          <table:table-cell table:style-name="ce26"/>
          <table:table-cell table:style-name="ce10"/>
          <table:table-cell table:style-name="ce10"/>
          <table:table-cell table:style-name="ce45" table:formula="of:=IF([.E9]=&quot;&quot;;[.C9];CONCATENATE([.C9];&quot; / &quot;;[.E9]))" office:value-type="string" office:string-value="JVEMV6 52#2 / 52. 自然観察 / 2. grass / field_photos / 雑草、草本、花 / @自宅：東側 / target=~,occation=~,other=for:sketch">
            <text:p>JVEMV6 52#2 / 52. 自然観察 / 2. grass / field_photos / 雑草、草本、花 / @自宅：東側 / target=~,occation=~,other=for:sketch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16">
            <text:p>16</text:p>
          </table:table-cell>
          <table:table-cell table:style-name="ce17" office:value-type="string">
            <text:p>2023-04-14_16-38-31_000.jpg</text:p>
          </table:table-cell>
          <table:table-cell table:style-name="ce26" office:value-type="string">
            <text:p>JVEMV6 52#2 / 52. 自然観察 / 2. grass / field_photos / 雑草、草本、花 / @自宅：東側 / target=~,occation=~,other=for:sketch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0]=&quot;&quot;;[.C10];CONCATENATE([.C10];&quot; / &quot;;[.E10]))" office:value-type="string" office:string-value="JVEMV6 52#2 / 52. 自然観察 / 2. grass / field_photos / 雑草、草本、花 / @自宅：東側 / target=~,occation=~,other=for:sketch">
            <text:p>JVEMV6 52#2 / 52. 自然観察 / 2. grass / field_photos / 雑草、草本、花 / @自宅：東側 / target=~,occation=~,other=for:sketch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7">
            <text:p>17</text:p>
          </table:table-cell>
          <table:table-cell table:style-name="ce10" office:value-type="string">
            <text:p>2023-04-14_16-38-45_000.jpg</text:p>
          </table:table-cell>
          <table:table-cell table:style-name="ce26" office:value-type="string">
            <text:p>JVEMV6 52#2 / 52. 自然観察 / 2. grass / field_photos / 雑草、草本、花 / @自宅：東側 / target=~,occation=~,other=for:sketch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10" table:formula="of:=RIGHT([.B11];[.K11])" office:value-type="string" office:string-value="jpg">
            <text:p>jpg</text:p>
          </table:table-cell>
          <table:table-cell table:style-name="ce47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5">
          <table:table-cell table:style-name="ce6" office:value-type="float" office:value="18">
            <text:p>18</text:p>
          </table:table-cell>
          <table:table-cell table:style-name="ce17" office:value-type="string">
            <text:p>2023-04-14_16-39-09_000.jpg</text:p>
          </table:table-cell>
          <table:table-cell table:style-name="ce26" office:value-type="string">
            <text:p>JVEMV6 52#2 / 52. 自然観察 / 2. grass / field_photos / 雑草、草本、花 / @自宅：東側 / target=~,occation=~,other=for:sketch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2]=&quot;&quot;;[.C14];CONCATENATE([.C14];&quot; / &quot;;[.E12]))" office:value-type="string" office:string-value="JVEMV6 52#2 / 52. 自然観察 / 2. grass / field_photos / 雑草、草本、花 / @自宅：東側 / target=~,occation=~,other=for:sketch">
            <text:p>JVEMV6 52#2 / 52. 自然観察 / 2. grass / field_photos / 雑草、草本、花 / @自宅：東側 / target=~,occation=~,other=for:sketch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47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9" office:value-type="float" office:value="19">
            <text:p>19</text:p>
          </table:table-cell>
          <table:table-cell table:style-name="ce18" office:value-type="string">
            <text:p>2023-04-14_16-39-16_000.jpg</text:p>
          </table:table-cell>
          <table:table-cell table:style-name="ce26" office:value-type="string">
            <text:p>JVEMV6 52#2 / 52. 自然観察 / 2. grass / field_photos / 雑草、草本、花 / @自宅：東側 / target=~,occation=~,other=for:sketch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3]=&quot;&quot;;[.C13];CONCATENATE([.C13];&quot; / &quot;;[.E13]))" office:value-type="string" office:string-value="JVEMV6 52#2 / 52. 自然観察 / 2. grass / field_photos / 雑草、草本、花 / @自宅：東側 / target=~,occation=~,other=for:sketch">
            <text:p>JVEMV6 52#2 / 52. 自然観察 / 2. grass / field_photos / 雑草、草本、花 / @自宅：東側 / target=~,occation=~,other=for:sketch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47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20">
            <text:p>20</text:p>
          </table:table-cell>
          <table:table-cell table:style-name="ce17" office:value-type="string">
            <text:p>2023-04-14_16-39-23_000.jpg</text:p>
          </table:table-cell>
          <table:table-cell table:style-name="ce26" office:value-type="string">
            <text:p>JVEMV6 52#2 / 52. 自然観察 / 2. grass / field_photos / 雑草、草本、花 / @自宅：東側 / target=~,occation=~,other=for:sketch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4]=&quot;&quot;;[.C14];CONCATENATE([.C14];&quot; / &quot;;[.E14]))" office:value-type="string" office:string-value="JVEMV6 52#2 / 52. 自然観察 / 2. grass / field_photos / 雑草、草本、花 / @自宅：東側 / target=~,occation=~,other=for:sketch">
            <text:p>JVEMV6 52#2 / 52. 自然観察 / 2. grass / field_photos / 雑草、草本、花 / @自宅：東側 / target=~,occation=~,other=for:sketch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47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21">
            <text:p>21</text:p>
          </table:table-cell>
          <table:table-cell table:style-name="ce18" office:value-type="string">
            <text:p>2023-04-14_16-39-37_000.jpg</text:p>
          </table:table-cell>
          <table:table-cell table:style-name="ce26" office:value-type="string">
            <text:p>JVEMV6 52#2 / 52. 自然観察 / 2. grass / field_photos / 雑草、草本、花 / @自宅：東側 / target=~,occation=~,other=for:sketch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5]=&quot;&quot;;[.C15];CONCATENATE([.C15];&quot; / &quot;;[.E15]))" office:value-type="string" office:string-value="JVEMV6 52#2 / 52. 自然観察 / 2. grass / field_photos / 雑草、草本、花 / @自宅：東側 / target=~,occation=~,other=for:sketch">
            <text:p>JVEMV6 52#2 / 52. 自然観察 / 2. grass / field_photos / 雑草、草本、花 / @自宅：東側 / target=~,occation=~,other=for:sketch</text:p>
          </table:table-cell>
          <table:table-cell table:style-name="ce10" table:formula="of:=RIGHT([.B15];[.K15])" office:value-type="string" office:string-value="jpg">
            <text:p>jpg</text:p>
          </table:table-cell>
          <table:table-cell table:style-name="ce47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22">
            <text:p>22</text:p>
          </table:table-cell>
          <table:table-cell table:style-name="ce17" office:value-type="string">
            <text:p>2023-04-14_16-39-49_000.jpg</text:p>
          </table:table-cell>
          <table:table-cell table:style-name="ce26" office:value-type="string">
            <text:p>JVEMV6 52#2 / 52. 自然観察 / 2. grass / field_photos / 雑草、草本、花 / @自宅：東側 / target=~,occation=~,other=for:sketch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6]=&quot;&quot;;[.C16];CONCATENATE([.C16];&quot; / &quot;;[.E16]))" office:value-type="string" office:string-value="JVEMV6 52#2 / 52. 自然観察 / 2. grass / field_photos / 雑草、草本、花 / @自宅：東側 / target=~,occation=~,other=for:sketch">
            <text:p>JVEMV6 52#2 / 52. 自然観察 / 2. grass / field_photos / 雑草、草本、花 / @自宅：東側 / target=~,occation=~,other=for:sketch</text:p>
          </table:table-cell>
          <table:table-cell table:style-name="ce10" table:formula="of:=RIGHT([.B16];[.K16])" office:value-type="string" office:string-value="jpg">
            <text:p>jpg</text:p>
          </table:table-cell>
          <table:table-cell table:style-name="ce47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23">
            <text:p>23</text:p>
          </table:table-cell>
          <table:table-cell table:style-name="ce17" office:value-type="string">
            <text:p>2023-04-14_16-39-58_000.jpg</text:p>
          </table:table-cell>
          <table:table-cell table:style-name="ce26" office:value-type="string">
            <text:p>JVEMV6 52#2 / 52. 自然観察 / 2. grass / field_photos / 雑草、草本、花 / @自宅：東側 / target=~,occation=~,other=for:sketch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7]=&quot;&quot;;[.C17];CONCATENATE([.C17];&quot; / &quot;;[.E17]))" office:value-type="string" office:string-value="JVEMV6 52#2 / 52. 自然観察 / 2. grass / field_photos / 雑草、草本、花 / @自宅：東側 / target=~,occation=~,other=for:sketch">
            <text:p>JVEMV6 52#2 / 52. 自然観察 / 2. grass / field_photos / 雑草、草本、花 / @自宅：東側 / target=~,occation=~,other=for:sketch</text:p>
          </table:table-cell>
          <table:table-cell table:style-name="ce10" table:formula="of:=RIGHT([.B17];[.K17])" office:value-type="string" office:string-value="jpg">
            <text:p>jpg</text:p>
          </table:table-cell>
          <table:table-cell table:style-name="ce47" table:formula="of:=FIND(&quot;.&quot;;[.B17];1)" office:value-type="float" office:value="24">
            <text:p>24</text:p>
          </table:table-cell>
          <table:table-cell table:formula="of:=LEN([.B17])" office:value-type="float" office:value="27">
            <text:p>27</text:p>
          </table:table-cell>
          <table:table-cell table:formula="of:=[.J17]-[.I17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24">
            <text:p>24</text:p>
          </table:table-cell>
          <table:table-cell table:style-name="ce17" office:value-type="string">
            <text:p>2023-04-14_16-40-07_000.jpg</text:p>
          </table:table-cell>
          <table:table-cell table:style-name="ce26" office:value-type="string">
            <text:p>JVEMV6 52#2 / 52. 自然観察 / 2. grass / field_photos / 雑草、草本、花 / @自宅：東側 / target=~,occation=~,other=for:sketch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8]=&quot;&quot;;[.C18];CONCATENATE([.C18];&quot; / &quot;;[.E18]))" office:value-type="string" office:string-value="JVEMV6 52#2 / 52. 自然観察 / 2. grass / field_photos / 雑草、草本、花 / @自宅：東側 / target=~,occation=~,other=for:sketch">
            <text:p>JVEMV6 52#2 / 52. 自然観察 / 2. grass / field_photos / 雑草、草本、花 / @自宅：東側 / target=~,occation=~,other=for:sketch</text:p>
          </table:table-cell>
          <table:table-cell table:style-name="ce10" table:formula="of:=RIGHT([.B18];[.K18])" office:value-type="string" office:string-value="jpg">
            <text:p>jpg</text:p>
          </table:table-cell>
          <table:table-cell table:style-name="ce47" table:formula="of:=FIND(&quot;.&quot;;[.B18];1)" office:value-type="float" office:value="24">
            <text:p>24</text:p>
          </table:table-cell>
          <table:table-cell table:formula="of:=LEN([.B18])" office:value-type="float" office:value="27">
            <text:p>27</text:p>
          </table:table-cell>
          <table:table-cell table:formula="of:=[.J18]-[.I18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25">
            <text:p>25</text:p>
          </table:table-cell>
          <table:table-cell table:style-name="ce10" office:value-type="string">
            <text:p>2023-04-14_16-40-20_000.jpg</text:p>
          </table:table-cell>
          <table:table-cell table:style-name="ce26" office:value-type="string">
            <text:p>JVEMV6 52#2 / 52. 自然観察 / 2. grass / field_photos / 雑草、草本、花 / @自宅：東側 / target=~,occation=~,other=for:sketch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9]=&quot;&quot;;[.C19];CONCATENATE([.C19];&quot; / &quot;;[.E19]))" office:value-type="string" office:string-value="JVEMV6 52#2 / 52. 自然観察 / 2. grass / field_photos / 雑草、草本、花 / @自宅：東側 / target=~,occation=~,other=for:sketch">
            <text:p>JVEMV6 52#2 / 52. 自然観察 / 2. grass / field_photos / 雑草、草本、花 / @自宅：東側 / target=~,occation=~,other=for:sketch</text:p>
          </table:table-cell>
          <table:table-cell table:style-name="ce10" table:formula="of:=RIGHT([.B19];[.K19])" office:value-type="string" office:string-value="jpg">
            <text:p>jpg</text:p>
          </table:table-cell>
          <table:table-cell table:style-name="ce47" table:formula="of:=FIND(&quot;.&quot;;[.B19];1)" office:value-type="float" office:value="24">
            <text:p>24</text:p>
          </table:table-cell>
          <table:table-cell table:formula="of:=LEN([.B19])" office:value-type="float" office:value="27">
            <text:p>27</text:p>
          </table:table-cell>
          <table:table-cell table:formula="of:=[.J19]-[.I19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6">
            <text:p>6</text:p>
          </table:table-cell>
          <table:table-cell table:style-name="ce10" office:value-type="string">
            <text:p>2023-04-14_08-00-35_000.jpg</text:p>
          </table:table-cell>
          <table:table-cell table:style-name="ce26" office:value-type="string">
            <text:p>:tome / (lang=ja) / topic=~ / content=バッハだ、モーツァルトだ。「アクガレ」なくても、自分の内に、麗しいものが、たんとある。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0]=&quot;&quot;;[.C20];CONCATENATE([.C20];&quot; / &quot;;[.E20]))" office:value-type="string" office:string-value=":tome / (lang=ja) / topic=~ / content=バッハだ、モーツァルトだ。「アクガレ」なくても、自分の内に、麗しいものが、たんとある。,other=~">
            <text:p>:tome / (lang=ja) / topic=~ / content=バッハだ、モーツァルトだ。「アクガレ」なくても、自分の内に、麗しいものが、たんとある。,other=~</text:p>
          </table:table-cell>
          <table:table-cell table:style-name="ce10" table:formula="of:=RIGHT([.B20];[.K20])" office:value-type="string" office:string-value="jpg">
            <text:p>jpg</text:p>
          </table:table-cell>
          <table:table-cell table:style-name="ce47" table:formula="of:=FIND(&quot;.&quot;;[.B20];1)" office:value-type="float" office:value="24">
            <text:p>24</text:p>
          </table:table-cell>
          <table:table-cell table:formula="of:=LEN([.B20])" office:value-type="float" office:value="27">
            <text:p>27</text:p>
          </table:table-cell>
          <table:table-cell table:formula="of:=[.J20]-[.I20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7">
            <text:p>7</text:p>
          </table:table-cell>
          <table:table-cell table:style-name="ce17" office:value-type="string">
            <text:p>2023-04-14_08-00-53_000.jpg</text:p>
          </table:table-cell>
          <table:table-cell table:style-name="ce26" office:value-type="string">
            <text:p>:tome / (lang=ja) / topic=~ / content=「善を以て民を養ふて」,other=source:『童子問　中』：p.118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1]=&quot;&quot;;[.C21];CONCATENATE([.C21];&quot; / &quot;;[.E21]))" office:value-type="string" office:string-value=":tome / (lang=ja) / topic=~ / content=「善を以て民を養ふて」,other=source:『童子問　中』：p.118">
            <text:p>:tome / (lang=ja) / topic=~ / content=「善を以て民を養ふて」,other=source:『童子問　中』：p.118</text:p>
          </table:table-cell>
          <table:table-cell table:style-name="ce10" table:formula="of:=RIGHT([.B21];[.K21])" office:value-type="string" office:string-value="jpg">
            <text:p>jpg</text:p>
          </table:table-cell>
          <table:table-cell table:style-name="ce47" table:formula="of:=FIND(&quot;.&quot;;[.B21];1)" office:value-type="float" office:value="24">
            <text:p>24</text:p>
          </table:table-cell>
          <table:table-cell table:formula="of:=LEN([.B21])" office:value-type="float" office:value="27">
            <text:p>27</text:p>
          </table:table-cell>
          <table:table-cell table:formula="of:=[.J21]-[.I2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8">
            <text:p>8</text:p>
          </table:table-cell>
          <table:table-cell table:style-name="ce17" office:value-type="string">
            <text:p>2023-04-14_09-19-24_000.jpg</text:p>
          </table:table-cell>
          <table:table-cell table:style-name="ce26" office:value-type="string">
            <text:p>:m #*# RES / JVEMV6 64#67_11_senshin / 『論語 先進』 著者=~,校注=~ / p.238 / w=,topic=,publisher=明治書院,other=著者の評論：への、評論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2]=&quot;&quot;;[.C22];CONCATENATE([.C22];&quot; / &quot;;[.E22]))" office:value-type="string" office:string-value=":m #*# RES / JVEMV6 64#67_11_senshin / 『論語 先進』 著者=~,校注=~ / p.238 / w=,topic=,publisher=明治書院,other=著者の評論：への、評論">
            <text:p>:m #*# RES / JVEMV6 64#67_11_senshin / 『論語 先進』 著者=~,校注=~ / p.238 / w=,topic=,publisher=明治書院,other=著者の評論：への、評論</text:p>
          </table:table-cell>
          <table:table-cell table:style-name="ce10" table:formula="of:=RIGHT([.B22];[.K22])" office:value-type="string" office:string-value="jpg">
            <text:p>jpg</text:p>
          </table:table-cell>
          <table:table-cell table:style-name="ce47" table:formula="of:=FIND(&quot;.&quot;;[.B22];1)" office:value-type="float" office:value="24">
            <text:p>24</text:p>
          </table:table-cell>
          <table:table-cell table:formula="of:=LEN([.B22])" office:value-type="float" office:value="27">
            <text:p>27</text:p>
          </table:table-cell>
          <table:table-cell table:formula="of:=[.J22]-[.I22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9">
            <text:p>9</text:p>
          </table:table-cell>
          <table:table-cell table:style-name="ce17" office:value-type="string">
            <text:p>2023-04-14_10-38-48_000.jpg</text:p>
          </table:table-cell>
          <table:table-cell table:style-name="ce26" office:value-type="string">
            <text:p>:m #*# RES / free / res-id=XOWG / theme=bible-research / genre=religions,content=mateusza-6:34,w=~ / session-number=~ / doc=~,other=polish;greek;japanese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3]=&quot;&quot;;[.C23];CONCATENATE([.C23];&quot; / &quot;;[.E23]))" office:value-type="string" office:string-value=":m #*# RES / free / res-id=XOWG / theme=bible-research / genre=religions,content=mateusza-6:34,w=~ / session-number=~ / doc=~,other=polish;greek;japanese">
            <text:p>:m #*# RES / free / res-id=XOWG / theme=bible-research / genre=religions,content=mateusza-6:34,w=~ / session-number=~ / doc=~,other=polish;greek;japanese</text:p>
          </table:table-cell>
          <table:table-cell table:style-name="ce10" table:formula="of:=RIGHT([.B23];[.K23])" office:value-type="string" office:string-value="jpg">
            <text:p>jpg</text:p>
          </table:table-cell>
          <table:table-cell table:style-name="ce47" table:formula="of:=FIND(&quot;.&quot;;[.B23];1)" office:value-type="float" office:value="24">
            <text:p>24</text:p>
          </table:table-cell>
          <table:table-cell table:formula="of:=LEN([.B23])" office:value-type="float" office:value="27">
            <text:p>27</text:p>
          </table:table-cell>
          <table:table-cell table:formula="of:=[.J23]-[.I23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10">
            <text:p>10</text:p>
          </table:table-cell>
          <table:table-cell table:style-name="ce17" office:value-type="string">
            <text:p>2023-04-14_12-47-00_000.jpg</text:p>
          </table:table-cell>
          <table:table-cell table:style-name="ce26" office:value-type="string">
            <text:p>:m 1*1 RES / JVEMV6 64#238_maeno / 『微粒子から探る物性七変化』 著者=前野昌弘,校注=~ / p.74 / w=マンノース；マンナン；酢酸セルロース；アセチルセルロース；アルキルソルビトール,topic=物性,publisher=~,other=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4]=&quot;&quot;;[.C24];CONCATENATE([.C24];&quot; / &quot;;[.E24]))" office:value-type="string" office:string-value=":m 1*1 RES / JVEMV6 64#238_maeno / 『微粒子から探る物性七変化』 著者=前野昌弘,校注=~ / p.74 / w=マンノース；マンナン；酢酸セルロース；アセチルセルロース；アルキルソルビトール,topic=物性,publisher=~,other=">
            <text:p>:m 1*1 RES / JVEMV6 64#238_maeno / 『微粒子から探る物性七変化』 著者=前野昌弘,校注=~ / p.74 / w=マンノース；マンナン；酢酸セルロース；アセチルセルロース；アルキルソルビトール,topic=物性,publisher=~,other=</text:p>
          </table:table-cell>
          <table:table-cell table:style-name="ce10" table:formula="of:=RIGHT([.B24];[.K24])" office:value-type="string" office:string-value="jpg">
            <text:p>jpg</text:p>
          </table:table-cell>
          <table:table-cell table:style-name="ce47" table:formula="of:=FIND(&quot;.&quot;;[.B24];1)" office:value-type="float" office:value="24">
            <text:p>24</text:p>
          </table:table-cell>
          <table:table-cell table:formula="of:=LEN([.B24])" office:value-type="float" office:value="27">
            <text:p>27</text:p>
          </table:table-cell>
          <table:table-cell table:formula="of:=[.J24]-[.I24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12">
            <text:p>12</text:p>
          </table:table-cell>
          <table:table-cell table:style-name="ce17" office:value-type="string">
            <text:p>2023-04-14_14-46-51_000.jpg</text:p>
          </table:table-cell>
          <table:table-cell table:style-name="ce26" office:value-type="string">
            <text:p>:m #*# RES / free / res-id=JVA6 / theme=後期高齢者：保険料：値上げ / genre=~,content=金額：計算：保険料収入、増加分,w=~ / session-number=~ / doc=~,other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25]=&quot;&quot;;[.C25];CONCATENATE([.C25];&quot; / &quot;;[.E25]))" office:value-type="string" office:string-value=":m #*# RES / free / res-id=JVA6 / theme=後期高齢者：保険料：値上げ / genre=~,content=金額：計算：保険料収入、増加分,w=~ / session-number=~ / doc=~,other=~">
            <text:p>:m #*# RES / free / res-id=JVA6 / theme=後期高齢者：保険料：値上げ / genre=~,content=金額：計算：保険料収入、増加分,w=~ / session-number=~ / doc=~,other=~</text:p>
          </table:table-cell>
          <table:table-cell table:style-name="ce10" table:formula="of:=RIGHT([.B25];[.K25])" office:value-type="string" office:string-value="jpg">
            <text:p>jpg</text:p>
          </table:table-cell>
          <table:table-cell table:style-name="ce47" table:formula="of:=FIND(&quot;.&quot;;[.B25];1)" office:value-type="float" office:value="24">
            <text:p>24</text:p>
          </table:table-cell>
          <table:table-cell table:formula="of:=LEN([.B25])" office:value-type="float" office:value="27">
            <text:p>27</text:p>
          </table:table-cell>
          <table:table-cell table:formula="of:=[.J25]-[.I25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13">
            <text:p>13</text:p>
          </table:table-cell>
          <table:table-cell table:style-name="ce17" office:value-type="string">
            <text:p>2023-04-14_15-49-17_000.jpg</text:p>
          </table:table-cell>
          <table:table-cell table:style-name="ce26" office:value-type="string">
            <text:p>:m 1*1 / read-docs / theme=習近平(xijinping)：講話,content=人大,w=； / genre=~ / other=~, doc-id=P7GO</text:p>
          </table:table-cell>
          <table:table-cell table:style-name="ce27"/>
          <table:table-cell table:style-name="ce10"/>
          <table:table-cell table:style-name="ce10"/>
          <table:table-cell table:style-name="ce45" table:formula="of:=IF([.E26]=&quot;&quot;;[.C26];CONCATENATE([.C26];&quot; / &quot;;[.E26]))" office:value-type="string" office:string-value=":m 1*1 / read-docs / theme=習近平(xijinping)：講話,content=人大,w=； / genre=~ / other=~, doc-id=P7GO">
            <text:p>:m 1*1 / read-docs / theme=習近平(xijinping)：講話,content=人大,w=； / genre=~ / other=~, doc-id=P7GO</text:p>
          </table:table-cell>
          <table:table-cell table:style-name="ce10" table:formula="of:=RIGHT([.B26];[.K26])" office:value-type="string" office:string-value="jpg">
            <text:p>jpg</text:p>
          </table:table-cell>
          <table:table-cell table:style-name="ce47" table:formula="of:=FIND(&quot;.&quot;;[.B26];1)" office:value-type="float" office:value="24">
            <text:p>24</text:p>
          </table:table-cell>
          <table:table-cell table:formula="of:=LEN([.B26])" office:value-type="float" office:value="27">
            <text:p>27</text:p>
          </table:table-cell>
          <table:table-cell table:formula="of:=[.J26]-[.I26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26">
            <text:p>26</text:p>
          </table:table-cell>
          <table:table-cell table:style-name="ce10" office:value-type="string">
            <text:p>2023-04-14_17-02-18_000.jpg</text:p>
          </table:table-cell>
          <table:table-cell table:style-name="ce26" office:value-type="string">
            <text:p>:m dessin,sketch / des. object=花： / genre=~,source=~,location=自宅：東側の犬走地面[いぬばしりじめん,memo~,found~,id=I866,occasion=~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27];[.K27])" office:value-type="string" office:string-value="jpg">
            <text:p>jpg</text:p>
          </table:table-cell>
          <table:table-cell table:style-name="ce47" table:formula="of:=FIND(&quot;.&quot;;[.B27];1)" office:value-type="float" office:value="24">
            <text:p>24</text:p>
          </table:table-cell>
          <table:table-cell table:formula="of:=LEN([.B27])" office:value-type="float" office:value="27">
            <text:p>27</text:p>
          </table:table-cell>
          <table:table-cell table:formula="of:=[.J27]-[.I27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27">
            <text:p>27</text:p>
          </table:table-cell>
          <table:table-cell table:style-name="ce17" office:value-type="string">
            <text:p>2023-04-14_17-02-27_000.jpg</text:p>
          </table:table-cell>
          <table:table-cell table:style-name="ce26" office:value-type="string">
            <text:p>:m dessin,sketch / des. object=シロツメクサ：花 / genre=~,source=~,location=~,memo~,found~,id=73PH,occasion=~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8]=&quot;&quot;;[.C28];CONCATENATE([.C28];&quot; / &quot;;[.E28]))" office:value-type="string" office:string-value=":m dessin,sketch / des. object=シロツメクサ：花 / genre=~,source=~,location=~,memo~,found~,id=73PH,occasion=~,other=~">
            <text:p>:m dessin,sketch / des. object=シロツメクサ：花 / genre=~,source=~,location=~,memo~,found~,id=73PH,occasion=~,other=~</text:p>
          </table:table-cell>
          <table:table-cell table:style-name="ce10" table:formula="of:=RIGHT([.B28];[.K28])" office:value-type="string" office:string-value="jpg">
            <text:p>jpg</text:p>
          </table:table-cell>
          <table:table-cell table:style-name="ce47" table:formula="of:=FIND(&quot;.&quot;;[.B28];1)" office:value-type="float" office:value="24">
            <text:p>24</text:p>
          </table:table-cell>
          <table:table-cell table:formula="of:=LEN([.B28])" office:value-type="float" office:value="27">
            <text:p>27</text:p>
          </table:table-cell>
          <table:table-cell table:formula="of:=[.J28]-[.I28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9" office:value-type="float" office:value="28">
            <text:p>28</text:p>
          </table:table-cell>
          <table:table-cell table:style-name="ce18" office:value-type="string">
            <text:p>2023-04-14_17-35-43_000.jpg</text:p>
          </table:table-cell>
          <table:table-cell table:style-name="ce26" office:value-type="string">
            <text:p>:m 1*1 RES / JVEMV6 64#238_maeno / 『微粒子から探る物性七変化』 著者=前野昌弘,校注=~ / p.77 / w=パラホルムアルデヒド；ポリアセタール,topic=物性,publisher=~,other=</text:p>
          </table:table-cell>
          <table:table-cell table:style-name="ce28"/>
          <table:table-cell table:style-name="ce10"/>
          <table:table-cell table:style-name="ce10"/>
          <table:table-cell table:style-name="ce45" table:formula="of:=IF([.E29]=&quot;&quot;;[.C29];CONCATENATE([.C29];&quot; / &quot;;[.E29]))" office:value-type="string" office:string-value=":m 1*1 RES / JVEMV6 64#238_maeno / 『微粒子から探る物性七変化』 著者=前野昌弘,校注=~ / p.77 / w=パラホルムアルデヒド；ポリアセタール,topic=物性,publisher=~,other=">
            <text:p>:m 1*1 RES / JVEMV6 64#238_maeno / 『微粒子から探る物性七変化』 著者=前野昌弘,校注=~ / p.77 / w=パラホルムアルデヒド；ポリアセタール,topic=物性,publisher=~,other=</text:p>
          </table:table-cell>
          <table:table-cell table:style-name="ce10" table:formula="of:=RIGHT([.B29];[.K29])" office:value-type="string" office:string-value="jpg">
            <text:p>jpg</text:p>
          </table:table-cell>
          <table:table-cell table:style-name="ce47" table:formula="of:=FIND(&quot;.&quot;;[.B29];1)" office:value-type="float" office:value="24">
            <text:p>24</text:p>
          </table:table-cell>
          <table:table-cell table:formula="of:=LEN([.B29])" office:value-type="float" office:value="27">
            <text:p>27</text:p>
          </table:table-cell>
          <table:table-cell table:formula="of:=[.J29]-[.I29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5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5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8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4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8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26">
            <text:p>26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4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6];&quot;:m XXX&quot;)" office:value-type="float" office:value="1">
            <text:p>1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10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4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6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10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4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2:Sheet1.C277" table:on-update-keep-styles="true" table:on-update-keep-size="false"/>
        <table:database-range table:name="XXX" table:target-range-address="Sheet1.B272:Sheet1.B272" table:on-update-keep-styles="true" table:on-update-keep-size="false"/>
        <table:database-range table:name="XXX_music" table:target-range-address="Sheet1.B273:Sheet1.B273" table:on-update-keep-styles="true" table:on-update-keep-size="false"/>
        <table:database-range table:target-range-address="Sheet1.A2:Sheet1.AMJ29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4-15">2023/04/15</text:date>, <text:time>14:15:2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4-15T14:15:21.68</dc:date>
    <dc:creator>岩淵 謙</dc:creator>
    <meta:editing-duration>P55DT17H5M9S</meta:editing-duration>
    <meta:editing-cycles>18127</meta:editing-cycles>
    <meta:document-statistic meta:table-count="2" meta:cell-count="940" meta:object-count="0"/>
    <meta:user-defined meta:name="qrichtext">1</meta:user-defined>
  </office:meta>
</office:document-meta>
</file>